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3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9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3mm" fo:break-before="auto" style:use-optimal-row-height="true"/>
    </style:style>
    <style:style style:name="ro3" style:family="table-row">
      <style:table-row-properties style:row-height="58.21mm" fo:break-before="auto" style:use-optimal-row-height="true"/>
    </style:style>
    <style:style style:name="ro4" style:family="table-row">
      <style:table-row-properties style:row-height="29.39mm" fo:break-before="auto" style:use-optimal-row-height="true"/>
    </style:style>
    <style:style style:name="ro5" style:family="table-row">
      <style:table-row-properties style:row-height="8.82mm" fo:break-before="auto" style:use-optimal-row-height="true"/>
    </style:style>
    <style:style style:name="ro6" style:family="table-row">
      <style:table-row-properties style:row-height="21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Tipo</text:p>
          </table:table-cell>
          <table:table-cell table:number-columns-repeated="7"/>
          <table:table-cell office:value-type="string" calcext:value-type="string">
            <text:p>Parâmetros</text:p>
          </table:table-cell>
          <table:table-cell office:value-type="string" calcext:value-type="string">
            <text:p>Tipos de campo</text:p>
          </table:table-cell>
          <table:table-cell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Documentos</text:p>
          </table:table-cell>
          <table:table-cell table:number-columns-repeated="8"/>
          <table:table-cell office:value-type="string" calcext:value-type="string">
            <text:p>Ocorrência</text:p>
          </table:table-cell>
          <table:table-cell office:value-type="string" calcext:value-type="string">
            <text:p>{name:'ocorrencia'}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Segue protocolo {{protocolo}}  para acompanhar o andamento de sua solicitação. Documentos anexados.</text:p>
            <text:p>Prazo de conclusão data: {{prazo}}. Para resposta desse protocolo, deve entrar em contato com a central de atendimento.</text:p>
          </table:table-cell>
          <table:covered-table-cell table:number-columns-repeated="7"/>
          <table:table-cell table:style-name="ce4" table:formula="of:=CONCATENATE(&quot;[&quot;;[.L6];&quot;,&quot;;[.L7];&quot;]&quot;)" office:value-type="string" office:string-value="[{name:'protocolo'},{name:'prazo', plus:5}]" calcext:value-type="string">
            <text:p>[{name:'protocolo'},{name:'prazo', plus:5}]</text:p>
          </table:table-cell>
          <table:table-cell office:value-type="string" calcext:value-type="string">
            <text:p>current_time</text:p>
          </table:table-cell>
          <table:table-cell office:value-type="string" calcext:value-type="string">
            <text:p>{name:’current-time’}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Prezados,</text:p>
            <text:p/>
            <text:p>Tentativa de contato sem sucesso às {{current_time}}, impossibilitando esclarecimento sobre Protocolo: {{protocolo}} Ocorrência: {{ocorrencia}}.</text:p>
            <text:p>{{phone}} - cliente atendeu e desligou</text:p>
            <text:p>{{email}}.</text:p>
            <text:p/>
            <text:p>Caso cliente entre em contato, informar que dados não foram alterados pois cliente não possui cadastro no App. Sondar qual erro está acontecendo e abrir demanda correspondente. Caso cliente não esteja recebendo token, abrir demanda "Dificuldade de abertura de conta", solicitando exclusão dos dados para que cliente consiga solicitar nova conta.</text:p>
            <text:p/>
            <text:p>{{phone}}</text:p>
            <text:p>Izabel Regina de Faria Bastos</text:p>
          </table:table-cell>
          <table:covered-table-cell table:number-columns-repeated="7"/>
          <table:table-cell table:formula="of:=CONCATENATE(&quot;[&quot;;[.L3];&quot;,&quot;;[.L6];&quot;,&quot;;[.L2];&quot;,&quot;;[.L5];&quot;,&quot;;[.L8];&quot;]&quot;)" office:value-type="string" office:string-value="[{name:’current-time’},{name:'protocolo'},{name:'ocorrencia'},{name:’phone’},{name:'email', default: ‘Sem e-mail’}]" calcext:value-type="string">
            <text:p>[{name:’current-time’},{name:'protocolo'},{name:'ocorrencia'},{name:’phone’},{name:'email', default: ‘Sem e-mail’}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tão</text:p>
          </table:table-cell>
          <table:table-cell table:style-name="ce1" office:value-type="string" calcext:value-type="string" table:number-columns-spanned="8" table:number-rows-spanned="1">
            <text:p>Segue protocolo 238638431 para acompanhar o andamento de sua solicitação. Documentos anexados. Prazo de conclusão data: 16/11/2021. Para resposta desse protocolo e solicitar novo cartão, deve entrar em contato com a central de atendimento. </text:p>
          </table:table-cell>
          <table:covered-table-cell table:number-columns-repeated="7"/>
          <table:table-cell office:value-type="string" calcext:value-type="string">
            <text:p>{name:protocolo, type:text},{name:prazo, type:date, default:now+5}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{name:’phone’}</text:p>
          </table:table-cell>
        </table:table-row>
        <table:table-row table:style-name="ro4">
          <table:table-cell office:value-type="string" calcext:value-type="string">
            <text:p>Cartão</text:p>
          </table:table-cell>
          <table:table-cell table:style-name="ce1" office:value-type="string" calcext:value-type="string" table:number-columns-spanned="8" table:number-rows-spanned="1">
            <text:p>Prezada cliente, Seu endereço está atualizado e cartão e senha foram emitidos dia 23/02/2021. Protocolo: 191071245 Prazo de entrega é de 7 dias úteis após a presente data para recebimento do cartão e senha. <text:s text:c="2"/>Clientes BMG agora contam com mais uma facilidade: o aplicativo MEU BMG já pode ser baixado em seu Smartphone com Sistema Android. Através dele você poderá consultar limite, melhor dia de compra e acessar a 2ª via de sua fatura com toda segurança e comodidade. Para conhecer todas as funcionalidades disponíveis, baixe agora mesmo através do Google Play e/ou IE Store e aproveite essa facilidade em suas mãos! </text:p>
          </table:table-cell>
          <table:covered-table-cell table:number-columns-repeated="7"/>
          <table:table-cell/>
          <table:table-cell office:value-type="string" calcext:value-type="string">
            <text:p>Protocolo</text:p>
          </table:table-cell>
          <table:table-cell office:value-type="string" calcext:value-type="string">
            <text:p>{name:'protocolo'}</text:p>
          </table:table-cell>
        </table:table-row>
        <table:table-row table:style-name="ro5">
          <table:table-cell/>
          <table:table-cell office:value-type="string" calcext:value-type="string">
            <text:p>Cliente solicita alteração de endereço. Documentos anexados. Obrigada. </text:p>
            <text:p/>
          </table:table-cell>
          <table:table-cell table:number-columns-repeated="8"/>
          <table:table-cell office:value-type="string" calcext:value-type="string">
            <text:p>Prazo</text:p>
          </table:table-cell>
          <table:table-cell office:value-type="string" calcext:value-type="string">
            <text:p>{name:'prazo', plus:5}</text:p>
          </table:table-cell>
        </table:table-row>
        <table:table-row table:style-name="ro1">
          <table:table-cell/>
          <table:table-cell office:value-type="string" calcext:value-type="string">
            <text:p>Cliente deseja exclusão de impedimento. Documentos anexados. Obrigada.</text:p>
          </table:table-cell>
          <table:table-cell table:number-columns-repeated="8"/>
          <table:table-cell office:value-type="string" calcext:value-type="string">
            <text:p>E-mail</text:p>
          </table:table-cell>
          <table:table-cell office:value-type="string" calcext:value-type="string">
            <text:p>{name:'email', default: ‘Sem e-mail’}</text:p>
          </table:table-cell>
        </table:table-row>
      </table:table>
      <table:table table:name="saudacao" table:style-name="ta1">
        <table:table-column table:style-name="co2" table:default-cell-style-name="ce2"/>
        <table:table-column table:style-name="co2" table:number-columns-repeated="8" table:default-cell-style-name="Default"/>
        <table:table-row table:style-name="ro6">
          <table:table-cell office:value-type="string" calcext:value-type="string" table:number-columns-spanned="9" table:number-rows-spanned="1">
            <text:p>Clientes BMG agora contam com mais uma facilidade: o aplicativo MEU BMG já pode ser baixado em seu Smartphone com Sistema Android. Através dele você poderá consultar limite, melhor dia de compra e acessar a 2ª via de sua fatura com toda segurança e comodidade. Para conhecer todas as funcionalidades disponíveis, baixe agora mesmo através do Google Play e/ou IE Store e aproveite essa facilidade em suas mãos! <text:s/>Para maiores esclarecimentos, ligar na Central pelos números 4002 7007 ou 0800 770 1790. <text:s/>Sempre que precisar, estaremos à sua disposição. <text:s/>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6:50:08.8498793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9T21:00:35.612136413</meta:creation-date>
    <dc:date>2021-12-30T18:56:39.274349520</dc:date>
    <meta:editing-duration>PT2H5M15S</meta:editing-duration>
    <meta:editing-cycles>12</meta:editing-cycles>
    <meta:generator>LibreOffice/6.0.7.3$Linux_X86_64 LibreOffice_project/00m0$Build-3</meta:generator>
    <meta:document-statistic meta:table-count="2" meta:cell-count="29" meta:object-count="0"/>
  </office:meta>
</office:document-meta>
</file>